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54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Modlę się do Ciebie</text:span><text:span text:style-name="T1"><text:line-break/></text:span><text:span text:style-name="T1">i zrozumieć nie mogę,</text:span><text:span text:style-name="T1"><text:line-break/></text:span><text:span text:style-name="T1">Że jestem z Tobą</text:span><text:span text:style-name="T1"><text:line-break/></text:span><text:span text:style-name="T1">Jezu Chrys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106cm" svg:x="-0.001cm" svg:y="-0.054cm" presentation:class="title" presentation:user-transformed="true">
          <draw:text-box>
            <text:p text:style-name="P1"><text:span text:style-name="T1">Jednym Ciałem,</text:span><text:span text:style-name="T1"><text:line-break/></text:span><text:span text:style-name="T1">Jednym Ciałem,</text:span><text:span text:style-name="T1"><text:line-break/></text:span><text:span text:style-name="T1">Jednym Ciałem</text:span><text:span text:style-name="T1"><text:line-break/></text:span><text:span text:style-name="T1">Jestem z Tobą Jezu Chryste</text:span><text:span text:style-name="T1"><text:line-break/></text:span><text:span text:style-name="T1">jednym Ciałem,</text:span><text:span text:style-name="T1"><text:line-break/></text:span><text:span text:style-name="T1">jednym Ciałem,</text:span><text:span text:style-name="T1"><text:line-break/></text:span><text:span text:style-name="T1">jednym Ciałem</text:span><text:span text:style-name="T1"><text:line-break/></text:span><text:span text:style-name="T1">Jestem z Tobą Jezu Chryste</text:span><text:span text:style-name="T1"><text:line-break/></text:span><text:span text:style-name="T1">jednym Ciałe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2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2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6-06-06T15:26:12</meta:creation-date>
    <dc:date>2009-12-01T21:10:28.81</dc:date>
    <dc:language>pl-PL</dc:language>
    <meta:editing-cycles>6</meta:editing-cycles>
    <meta:editing-duration>PT00H19M01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